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1700000212A58BA861F5C62DA2.jpg" manifest:media-type="image/jpeg"/>
  <manifest:file-entry manifest:full-path="Pictures/100000000000040E0000020F7056365BBEC62C4F.jpg" manifest:media-type="image/jpeg"/>
  <manifest:file-entry manifest:full-path="Pictures/10000000000003F3000001F7863AC3FF9CC77342.jpg" manifest:media-type="image/jpeg"/>
  <manifest:file-entry manifest:full-path="Pictures/10000000000004100000021916E065B6BBFC0308.jpg" manifest:media-type="image/jpeg"/>
  <manifest:file-entry manifest:full-path="Pictures/10000000000004350000020B5F0C103BA3B54188.jpg" manifest:media-type="image/jpeg"/>
  <manifest:file-entry manifest:full-path="Pictures/100000000000040D0000020B320147E6442DCA31.jpg" manifest:media-type="image/jpeg"/>
  <manifest:file-entry manifest:full-path="Pictures/100000000000041200000228F7AB809FA7E56EB1.jpg" manifest:media-type="image/jpeg"/>
  <manifest:file-entry manifest:full-path="Pictures/100000000000040C0000020F4093917DB3596EBC.jpg" manifest:media-type="image/jpeg"/>
  <manifest:file-entry manifest:full-path="Pictures/10000000000004290000021C8E76BC46298A052E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caf7f" officeooo:paragraph-rsid="001caf7f" style:font-size-asian="24pt" style:font-size-complex="24pt"/>
    </style:style>
    <style:style style:name="P2" style:family="paragraph" style:parent-style-name="Standard">
      <style:text-properties officeooo:rsid="001caf7f" officeooo:paragraph-rsid="001caf7f"/>
    </style:style>
    <style:style style:name="T1" style:family="text">
      <style:text-properties officeooo:rsid="001d03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scimento de dados</text:p>
      <text:p text:style-name="P2"/>
      <text:p text:style-name="P2"/>
      <text:p text:style-name="P2"><text:tab/><text:span text:style-name="T1">Serão 40 autores inicialmente, com um aumento de </text:span></text:p>
      <text:p text:style-name="P2"><draw:frame draw:style-name="fr1" draw:name="Figura1" text:anchor-type="paragraph" svg:x="0cm" svg:y="0.101cm" svg:width="17.59cm" svg:height="9.082cm" draw:z-index="0"><draw:image xlink:href="Pictures/10000000000004100000021916E065B6BBFC0308.jpg" xlink:type="simple" xlink:show="embed" xlink:actuate="onLoad" loext:mime-type="image/jpeg"/></draw:frame></text:p>
      <text:p text:style-name="P2"/>
      <text:p text:style-name="P2"/>
      <text:p text:style-name="P2"><draw:frame draw:style-name="fr1" draw:name="Figura2" text:anchor-type="paragraph" svg:x="-0.026cm" svg:y="0.041cm" svg:width="17.59cm" svg:height="8.751cm" draw:z-index="1"><draw:image xlink:href="Pictures/10000000000003F3000001F7863AC3FF9CC77342.jpg" xlink:type="simple" xlink:show="embed" xlink:actuate="onLoad" loext:mime-type="image/jpeg"/></draw:frame></text:p>
      <text:p text:style-name="P2"/>
      <text:p text:style-name="P2"/>
      <text:p text:style-name="P2"><draw:frame draw:style-name="fr1" draw:name="Figura3" text:anchor-type="paragraph" svg:x="-0.265cm" svg:y="0.661cm" svg:width="17.59cm" svg:height="8.871cm" draw:z-index="2"><draw:image xlink:href="Pictures/100000000000040D0000020B320147E6442DCA31.jpg" xlink:type="simple" xlink:show="embed" xlink:actuate="onLoad" loext:mime-type="image/jpeg"/></draw:frame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1" draw:name="Figura4" text:anchor-type="paragraph" svg:x="-0.106cm" svg:y="0.131cm" svg:width="17.59cm" svg:height="9.319cm" draw:z-index="3"><draw:image xlink:href="Pictures/100000000000041200000228F7AB809FA7E56EB1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Figura7" text:anchor-type="paragraph" svg:x="0.582cm" svg:y="1.842cm" svg:width="17.59cm" svg:height="8.916cm" draw:z-index="6"><draw:image xlink:href="Pictures/10000000000004290000021C8E76BC46298A052E.jpg" xlink:type="simple" xlink:show="embed" xlink:actuate="onLoad" loext:mime-type="image/jpeg"/></draw:frame><text:soft-page-break/></text:p>
      <text:p text:style-name="P2"/>
      <text:p text:style-name="P2"/>
      <text:p text:style-name="P2"/>
      <text:p text:style-name="P2"><draw:frame draw:style-name="fr1" draw:name="Figura5" text:anchor-type="paragraph" svg:x="0.503cm" svg:y="0.54cm" svg:width="17.59cm" svg:height="8.902cm" draw:z-index="4"><draw:image xlink:href="Pictures/100000000000041700000212A58BA861F5C62DA2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9" text:anchor-type="paragraph" svg:x="-0.026cm" svg:y="0.148cm" svg:width="17.59cm" svg:height="8.929cm" draw:z-index="8"><draw:image xlink:href="Pictures/100000000000040E0000020F7056365BBEC62C4F.jpg" xlink:type="simple" xlink:show="embed" xlink:actuate="onLoad" loext:mime-type="image/jpeg"/></draw:frame><text:soft-page-break/></text:p>
      <text:p text:style-name="P2"><draw:frame draw:style-name="fr1" draw:name="Figura6" text:anchor-type="paragraph" svg:x="0.318cm" svg:y="2.288cm" svg:width="17.59cm" svg:height="8.946cm" draw:z-index="5"><draw:image xlink:href="Pictures/100000000000040C0000020F4093917DB3596EBC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8" text:anchor-type="paragraph" svg:x="0.265cm" svg:y="0.568cm" svg:width="17.59cm" svg:height="8.541cm" draw:z-index="7"><draw:image xlink:href="Pictures/10000000000004350000020B5F0C103BA3B54188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6T20:47:31.489033506</meta:creation-date>
    <dc:date>2020-02-24T16:51:17.327773177</dc:date>
    <meta:editing-duration>PT1M35S</meta:editing-duration>
    <meta:editing-cycles>2</meta:editing-cycles>
    <meta:generator>LibreOffice/6.3.4.2$Linux_X86_64 LibreOffice_project/30$Build-2</meta:generator>
    <meta:document-statistic meta:table-count="0" meta:image-count="9" meta:object-count="0" meta:page-count="5" meta:paragraph-count="2" meta:word-count="11" meta:character-count="70" meta:non-whitespace-character-count="59"/>
  </office:meta>
</office:document-meta>
</file>